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ac4" officeooo:paragraph-rsid="00093ac4"/>
    </style:style>
    <style:style style:name="P2" style:family="paragraph" style:parent-style-name="Standard">
      <style:text-properties officeooo:rsid="0009b02c" officeooo:paragraph-rsid="0009b0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table employees(empid int,name varchar(20),gender varchar(10),department varchar(20),education varchar(20),moj varchar(20),salary int);</text:p>
      <text:p text:style-name="P1">Query OK, 0 rows affected (0.78 sec)</text:p>
      <text:p text:style-name="P1"/>
      <text:p text:style-name="P1">mysql&gt; insert into employees values(100,'Ajay','male','engineering','doctoral','january',25);</text:p>
      <text:p text:style-name="P1">Query OK, 1 row affected (0.13 sec)</text:p>
      <text:p text:style-name="P1"/>
      <text:p text:style-name="P1">mysql&gt; insert into employees values(101,'Babloo','male','engineering','ug','february',23);</text:p>
      <text:p text:style-name="P1">Query OK, 1 row affected (0.07 sec)</text:p>
      <text:p text:style-name="P1"/>
      <text:p text:style-name="P1">mysql&gt; insert into employees values(103,'Chavi','female','HR','pg','march',15);</text:p>
      <text:p text:style-name="P1">Query OK, 1 row affected (0.03 sec)</text:p>
      <text:p text:style-name="P1"/>
      <text:p text:style-name="P1">mysql&gt; insert into employees values(104,'Dheeraj','male','HR','ug','january',12);</text:p>
      <text:p text:style-name="P1">Query OK, 1 row affected (0.04 sec)</text:p>
      <text:p text:style-name="P1"/>
      <text:p text:style-name="P1">mysql&gt; insert into employees values(105,'Elvina','female','marketing','ug','march',16);</text:p>
      <text:p text:style-name="P1">Query OK, 1 row affected (0.03 sec)</text:p>
      <text:p text:style-name="P1"/>
      <text:p text:style-name="P1">mysql&gt; select * from employees;</text:p>
      <text:p text:style-name="P1">+-------+---------+--------+-------------+-----------+----------+--------+</text:p>
      <text:p text:style-name="P1">| empid | name <text:s text:c="3"/>| gender | department <text:s/>| education | moj <text:s text:c="5"/>| salary |</text:p>
      <text:p text:style-name="P1">+-------+---------+--------+-------------+-----------+----------+--------+</text:p>
      <text:p text:style-name="P1">| <text:s text:c="2"/>100 | Ajay <text:s text:c="3"/>| male <text:s text:c="2"/>| engineering | doctoral <text:s/>| january <text:s/>| <text:s text:c="4"/>25 |</text:p>
      <text:p text:style-name="P1">| <text:s text:c="2"/>101 | Babloo <text:s/>| male <text:s text:c="2"/>| engineering | ug <text:s text:c="7"/>| february | <text:s text:c="4"/>23 |</text:p>
      <text:p text:style-name="P1">| <text:s text:c="2"/>103 | Chavi <text:s text:c="2"/>| female | HR <text:s text:c="9"/>| pg <text:s text:c="7"/>| march <text:s text:c="3"/>| <text:s text:c="4"/>15 |</text:p>
      <text:p text:style-name="P1">| <text:s text:c="2"/>104 | Dheeraj | male <text:s text:c="2"/>| HR <text:s text:c="9"/>| ug <text:s text:c="7"/>| january <text:s/>| <text:s text:c="4"/>12 |</text:p>
      <text:p text:style-name="P1">| <text:s text:c="2"/>105 | Elvina <text:s/>| female | marketing <text:s text:c="2"/>| ug <text:s text:c="7"/>| march <text:s text:c="3"/>| <text:s text:c="4"/>16 |</text:p>
      <text:p text:style-name="P1">+-------+---------+--------+-------------+-----------+----------+--------+</text:p>
      <text:p text:style-name="P1">5 rows in set (0.00 sec)</text:p>
      <text:p text:style-name="P1"/>
      <text:p text:style-name="P1">mysql&gt; select department,SUM(salary) from employees group by department;</text:p>
      <text:p text:style-name="P1">+-------------+-------------+</text:p>
      <text:p text:style-name="P1">| department <text:s/>| SUM(salary) |</text:p>
      <text:p text:style-name="P1">+-------------+-------------+</text:p>
      <text:p text:style-name="P1">| engineering | <text:s text:c="9"/>48 |</text:p>
      <text:p text:style-name="P1">| HR <text:s text:c="9"/>| <text:s text:c="9"/>27 |</text:p>
      <text:p text:style-name="P1">| marketing <text:s text:c="2"/>| <text:s text:c="9"/>16 |</text:p>
      <text:p text:style-name="P1">+-------------+-------------+</text:p>
      <text:p text:style-name="P1">3 rows in set (0.06 sec)</text:p>
      <text:p text:style-name="P1"/>
      <text:p text:style-name="P1">mysql&gt; select department,SUM(salary) from employees group by department HAVING SUM(salary)&gt;=20;</text:p>
      <text:p text:style-name="P1">+-------------+-------------+</text:p>
      <text:p text:style-name="P1">| department <text:s/>| SUM(salary) |</text:p>
      <text:p text:style-name="P1">+-------------+-------------+</text:p>
      <text:p text:style-name="P1">| engineering | <text:s text:c="9"/>48 |</text:p>
      <text:p text:style-name="P1">| HR <text:s text:c="9"/>| <text:s text:c="9"/>27 |</text:p>
      <text:p text:style-name="P1">+-------------+-------------+</text:p>
      <text:p text:style-name="P1">2 rows in set (0.04 sec)</text:p>
      <text:p text:style-name="P1"/>
      <text:p text:style-name="P1">mysql&gt; select DISTINCT department from employees;</text:p>
      <text:p text:style-name="P1"><text:soft-page-break/>+-------------+</text:p>
      <text:p text:style-name="P1">| department <text:s/>|</text:p>
      <text:p text:style-name="P1">+-------------+</text:p>
      <text:p text:style-name="P1">| engineering |</text:p>
      <text:p text:style-name="P1">| HR <text:s text:c="9"/>|</text:p>
      <text:p text:style-name="P1">| marketing <text:s text:c="2"/>|</text:p>
      <text:p text:style-name="P1">+-------------+</text:p>
      <text:p text:style-name="P1">3 rows in set (0.00 sec)</text:p>
      <text:p text:style-name="P1"/>
      <text:p text:style-name="P1">mysql&gt; select COUNT(salary) from employees;</text:p>
      <text:p text:style-name="P1">+---------------+</text:p>
      <text:p text:style-name="P1">| COUNT(salary) |</text:p>
      <text:p text:style-name="P1">+---------------+</text:p>
      <text:p text:style-name="P1">| <text:s text:c="12"/>5 |</text:p>
      <text:p text:style-name="P1">+---------------+</text:p>
      <text:p text:style-name="P1">1 row in set (0.02 sec)</text:p>
      <text:p text:style-name="P1"/>
      <text:p text:style-name="P1">mysql&gt; select * from employees where department="engineering" and education="doctoral";</text:p>
      <text:p text:style-name="P1">+-------+------+--------+-------------+-----------+---------+--------+</text:p>
      <text:p text:style-name="P1">| empid | name | gender | department <text:s/>| education | moj <text:s text:c="4"/>| salary |</text:p>
      <text:p text:style-name="P1">+-------+------+--------+-------------+-----------+---------+--------+</text:p>
      <text:p text:style-name="P1">| <text:s text:c="2"/>100 | Ajay | male <text:s text:c="2"/>| engineering | doctoral <text:s/>| january | <text:s text:c="4"/>25 |</text:p>
      <text:p text:style-name="P1">+-------+------+--------+-------------+-----------+---------+--------+</text:p>
      <text:p text:style-name="P1">1 row in set (0.02 sec)</text:p>
      <text:p text:style-name="P1"/>
      <text:p text:style-name="P1">mysql&gt; select * from employees where department="engineering" or <text:s/>education="doctoral";</text:p>
      <text:p text:style-name="P1">+-------+--------+--------+-------------+-----------+----------+--------+</text:p>
      <text:p text:style-name="P1">| empid | name <text:s text:c="2"/>| gender | department <text:s/>| education | moj <text:s text:c="5"/>| salary |</text:p>
      <text:p text:style-name="P1">+-------+--------+--------+-------------+-----------+----------+--------+</text:p>
      <text:p text:style-name="P1">| <text:s text:c="2"/>100 | Ajay <text:s text:c="2"/>| male <text:s text:c="2"/>| engineering | doctoral <text:s/>| january <text:s/>| <text:s text:c="4"/>25 |</text:p>
      <text:p text:style-name="P1">| <text:s text:c="2"/>101 | Babloo | male <text:s text:c="2"/>| engineering | ug <text:s text:c="7"/>| february | <text:s text:c="4"/>23 |</text:p>
      <text:p text:style-name="P1">+-------+--------+--------+-------------+-----------+----------+--------+</text:p>
      <text:p text:style-name="P1">2 rows in set (0.01 sec)</text:p>
      <text:p text:style-name="P1"/>
      <text:p text:style-name="P1">mysql&gt; select name as firstname,education as qualification from employees;</text:p>
      <text:p text:style-name="P1">+-----------+---------------+</text:p>
      <text:p text:style-name="P1">| firstname | qualification |</text:p>
      <text:p text:style-name="P1">+-----------+---------------+</text:p>
      <text:p text:style-name="P1">| Ajay <text:s text:c="5"/>| doctoral <text:s text:c="5"/>|</text:p>
      <text:p text:style-name="P1">| Babloo <text:s text:c="3"/>| ug <text:s text:c="11"/>|</text:p>
      <text:p text:style-name="P1">| Chavi <text:s text:c="4"/>| pg <text:s text:c="11"/>|</text:p>
      <text:p text:style-name="P1">| Dheeraj <text:s text:c="2"/>| ug <text:s text:c="11"/>|</text:p>
      <text:p text:style-name="P1">| Elvina <text:s text:c="3"/>| ug <text:s text:c="11"/>|</text:p>
      <text:p text:style-name="P1">+-----------+---------------+</text:p>
      <text:p text:style-name="P1">5 rows in set (0.00 sec)</text:p>
      <text:p text:style-name="P1"/>
      <text:p text:style-name="P1">mysql&gt; select * from employee where name like 'A%';</text:p>
      <text:p text:style-name="P1">Empty set (0.03 sec)</text:p>
      <text:p text:style-name="P1"/>
      <text:p text:style-name="P1">mysql&gt; select * from employees where firstname like 'A%';</text:p>
      <text:p text:style-name="P1">ERROR 1054 (42S22): Unknown column 'firstname' in 'where clause'</text:p>
      <text:p text:style-name="P1">mysql&gt; select * from employees where name like 'A%';</text:p>
      <text:p text:style-name="P1"><text:soft-page-break/>+-------+------+--------+-------------+-----------+---------+--------+</text:p>
      <text:p text:style-name="P1">| empid | name | gender | department <text:s/>| education | moj <text:s text:c="4"/>| salary |</text:p>
      <text:p text:style-name="P1">+-------+------+--------+-------------+-----------+---------+--------+</text:p>
      <text:p text:style-name="P1">| <text:s text:c="2"/>100 | Ajay | male <text:s text:c="2"/>| engineering | doctoral <text:s/>| january | <text:s text:c="4"/>25 |</text:p>
      <text:p text:style-name="P1">+-------+------+--------+-------------+-----------+---------+--------+</text:p>
      <text:p text:style-name="P1">1 row in set (0.00 sec)</text:p>
      <text:p text:style-name="P1"/>
      <text:p text:style-name="P1">mysql&gt; select department,sum(salary) from employees where education &lt;&gt; 'ug' group by department having sum(salary)&gt;=20;</text:p>
      <text:p text:style-name="P1">+-------------+-------------+</text:p>
      <text:p text:style-name="P1">| department <text:s/>| sum(salary) |</text:p>
      <text:p text:style-name="P1">+-------------+-------------+</text:p>
      <text:p text:style-name="P1">| engineering | <text:s text:c="9"/>25 |</text:p>
      <text:p text:style-name="P1">+-------------+-------------+</text:p>
      <text:p text:style-name="P1">1 row in set (0.00 sec)</text:p>
      <text:p text:style-name="P1"/>
      <text:p text:style-name="P1"/>
      <text:p text:style-name="P2">mysql&gt; select department,sum(salary) from employees group by department having sum(salary)&gt;=15 order by sum(salary) desc;</text:p>
      <text:p text:style-name="P2">+-------------+-------------+</text:p>
      <text:p text:style-name="P2">| department <text:s/>| sum(salary) |</text:p>
      <text:p text:style-name="P2">+-------------+-------------+</text:p>
      <text:p text:style-name="P2">| engineering | <text:s text:c="9"/>48 |</text:p>
      <text:p text:style-name="P2">| HR <text:s text:c="9"/>| <text:s text:c="9"/>27 |</text:p>
      <text:p text:style-name="P2">| marketing <text:s text:c="2"/>| <text:s text:c="9"/>16 |</text:p>
      <text:p text:style-name="P2">+-------------+-------------+</text:p>
      <text:p text:style-name="P2">3 rows in set (0.00 sec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7T15:15:15.048145652</meta:creation-date>
    <dc:date>2024-02-27T15:22:39.638401559</dc:date>
    <meta:editing-duration>PT7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09" meta:word-count="734" meta:character-count="5052" meta:non-whitespace-character-count="4168"/>
  </office:meta>
</office:document-meta>
</file>